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sUtils.isCorsRequest( ServerHttp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sUtils.isSameOrigin( ServerHttp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rsUtils.getPort( @ Nullable String scheme , int por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rsUtils.isPreFlightRequest( ServerHttp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